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1.93cm" fo:min-width="11.184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text-properties fo:font-size="24pt" style:font-size-asian="18pt" style:font-size-complex="18pt"/>
    </style:style>
    <style:style style:name="P5" style:family="paragraph">
      <style:text-properties fo:font-size="20pt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 presentation:user-transformed="true">
          <draw:text-box>
            <text:p text:style-name="P1">Functions, Operators, and Data Structure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overloading</text:p>
              </text:list-item>
              <text:list-item>
                <text:p>default arguments</text:p>
              </text:list-item>
              <text:list-item>
                <text:p>references, pass by copy, pass by ref</text:p>
              </text:list-item>
              <text:list-item>
                <text:p>template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2.164cm" svg:x="1.4cm" svg:y="0.037cm" presentation:class="title">
          <draw:text-box>
            <text:p>sd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4" draw:layer="layout" svg:width="11.684cm" svg:height="2.18cm" svg:x="2cm" svg:y="12.5cm">
          <text:p><text:span text:style-name="T1">a = f() * <text:s/>g() + h();</text:span></text:p>
          <text:p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03H06M44S</meta:editing-duration>
    <meta:editing-cycles>26</meta:editing-cycles>
    <dc:date>2011-03-01T11:02:31</dc:date>
    <meta:generator>NeoOffice/3.1.2$Unix OpenOffice.org_project/Patch 0</meta:generator>
    <meta:document-statistic meta:object-count="27"/>
  </office:meta>
</office:document-meta>
</file>